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xDate</text:p>
          </table:table-cell>
          <table:table-cell office:value-type="string">
            <text:p><text:s/>Drift</text:p>
            <draw:frame table:end-cell-address="Feuille1.L23" table:end-x="0.226cm" table:end-y="0.24cm" draw:z-index="0" draw:style-name="gr1" svg:width="22.597cm" svg:height="10.075cm" svg:x="0.343cm" svg:y="0.1cm">
              <draw:object draw:notify-on-update-of-ranges="Feuille1.A1:Feuille1.A1 Feuille1.A2:Feuille1.A10 Feuille1.B1:Feuille1.B1 Feuille1.B2:Feuille1.B10 Feuille1.C1:Feuille1.C1 Feuille1.C2:Feuille1.C10 Feuille1.D1:Feuille1.D1 Feuille1.D2:Feuille1.D10 Feuille1.E1:Feuille1.E1 Feuille1.E2:Feuille1.E10 Feuille1.F1:Feuille1.F1 Feuille1.F2:Feuille1.F10 Feuille1.G1:Feuille1.G1 Feuille1.G2:Feuille1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<text:s/>CumPnL</text:p>
          </table:table-cell>
          <table:table-cell office:value-type="string">
            <text:p><text:s/>CumPnLTox</text:p>
          </table:table-cell>
          <table:table-cell office:value-type="string">
            <text:p><text:s/>CumPnLDebt</text:p>
          </table:table-cell>
          <table:table-cell office:value-type="string">
            <text:p><text:s/>CumPnLCash</text:p>
          </table:table-cell>
          <table:table-cell office:value-type="string">
            <text:p><text:s/>CumPnLToxDebt</text:p>
          </table:table-cell>
        </table:table-row>
        <table:table-row table:style-name="ro1">
          <table:table-cell office:value-type="string">
            <text:p>2013-02-01</text:p>
          </table:table-cell>
          <table:table-cell table:number-columns-repeated="2" office:value-type="float" office:value="-1338">
            <text:p>-1338</text:p>
          </table:table-cell>
          <table:table-cell office:value-type="float" office:value="-1203">
            <text:p>-1203</text:p>
          </table:table-cell>
          <table:table-cell office:value-type="float" office:value="-1268">
            <text:p>-1268</text:p>
          </table:table-cell>
          <table:table-cell office:value-type="float" office:value="-1244">
            <text:p>-1244</text:p>
          </table:table-cell>
          <table:table-cell office:value-type="float" office:value="-1133">
            <text:p>-1133</text:p>
          </table:table-cell>
        </table:table-row>
        <table:table-row table:style-name="ro1">
          <table:table-cell office:value-type="string">
            <text:p>2013-05-01</text:p>
          </table:table-cell>
          <table:table-cell table:number-columns-repeated="2" office:value-type="float" office:value="1442">
            <text:p>1442</text:p>
          </table:table-cell>
          <table:table-cell office:value-type="float" office:value="1712">
            <text:p>1712</text:p>
          </table:table-cell>
          <table:table-cell office:value-type="float" office:value="1583">
            <text:p>1583</text:p>
          </table:table-cell>
          <table:table-cell office:value-type="float" office:value="1631">
            <text:p>1631</text:p>
          </table:table-cell>
          <table:table-cell office:value-type="float" office:value="1853">
            <text:p>1853</text:p>
          </table:table-cell>
        </table:table-row>
        <table:table-row table:style-name="ro1">
          <table:table-cell office:value-type="string">
            <text:p>2013-06-01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49">
            <text:p>749</text:p>
          </table:table-cell>
          <table:table-cell office:value-type="float" office:value="556">
            <text:p>556</text:p>
          </table:table-cell>
          <table:table-cell office:value-type="float" office:value="627">
            <text:p>627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2013-07-01</text:p>
          </table:table-cell>
          <table:table-cell table:number-columns-repeated="2" office:value-type="float" office:value="-683">
            <text:p>-683</text:p>
          </table:table-cell>
          <table:table-cell office:value-type="float" office:value="-143">
            <text:p>-143</text:p>
          </table:table-cell>
          <table:table-cell office:value-type="float" office:value="-400">
            <text:p>-400</text:p>
          </table:table-cell>
          <table:table-cell office:value-type="float" office:value="-305">
            <text:p>-30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2013-08-01</text:p>
          </table:table-cell>
          <table:table-cell table:number-columns-repeated="2" office:value-type="float" office:value="-4111">
            <text:p>-4111</text:p>
          </table:table-cell>
          <table:table-cell office:value-type="float" office:value="-3436">
            <text:p>-3436</text:p>
          </table:table-cell>
          <table:table-cell office:value-type="float" office:value="-3757">
            <text:p>-3757</text:p>
          </table:table-cell>
          <table:table-cell office:value-type="float" office:value="-3639">
            <text:p>-3639</text:p>
          </table:table-cell>
          <table:table-cell office:value-type="float" office:value="-3082">
            <text:p>-3082</text:p>
          </table:table-cell>
        </table:table-row>
        <table:table-row table:style-name="ro1">
          <table:table-cell office:value-type="string">
            <text:p>2013-09-01</text:p>
          </table:table-cell>
          <table:table-cell table:number-columns-repeated="2" office:value-type="float" office:value="-6840">
            <text:p>-6840</text:p>
          </table:table-cell>
          <table:table-cell office:value-type="float" office:value="-6030">
            <text:p>-6030</text:p>
          </table:table-cell>
          <table:table-cell office:value-type="float" office:value="-6416">
            <text:p>-6416</text:p>
          </table:table-cell>
          <table:table-cell office:value-type="float" office:value="-6273">
            <text:p>-6273</text:p>
          </table:table-cell>
          <table:table-cell office:value-type="float" office:value="-5606">
            <text:p>-5606</text:p>
          </table:table-cell>
        </table:table-row>
        <table:table-row table:style-name="ro1">
          <table:table-cell office:value-type="string">
            <text:p>2013-10-01</text:p>
          </table:table-cell>
          <table:table-cell table:number-columns-repeated="2" office:value-type="float" office:value="-6516">
            <text:p>-6516</text:p>
          </table:table-cell>
          <table:table-cell office:value-type="float" office:value="-5571">
            <text:p>-5571</text:p>
          </table:table-cell>
          <table:table-cell office:value-type="float" office:value="-6021">
            <text:p>-6021</text:p>
          </table:table-cell>
          <table:table-cell office:value-type="float" office:value="-5855">
            <text:p>-5855</text:p>
          </table:table-cell>
          <table:table-cell office:value-type="float" office:value="-5076">
            <text:p>-5076</text:p>
          </table:table-cell>
        </table:table-row>
        <table:table-row table:style-name="ro1">
          <table:table-cell office:value-type="string">
            <text:p>2013-11-01</text:p>
          </table:table-cell>
          <table:table-cell table:number-columns-repeated="2" office:value-type="float" office:value="-6616">
            <text:p>-6616</text:p>
          </table:table-cell>
          <table:table-cell office:value-type="float" office:value="-5536">
            <text:p>-5536</text:p>
          </table:table-cell>
          <table:table-cell office:value-type="float" office:value="-6050">
            <text:p>-6050</text:p>
          </table:table-cell>
          <table:table-cell office:value-type="float" office:value="-5860">
            <text:p>-5860</text:p>
          </table:table-cell>
          <table:table-cell office:value-type="float" office:value="-4970">
            <text:p>-4970</text:p>
          </table:table-cell>
        </table:table-row>
        <table:table-row table:style-name="ro1">
          <table:table-cell office:value-type="string">
            <text:p>2013-12-01</text:p>
          </table:table-cell>
          <table:table-cell table:number-columns-repeated="2" office:value-type="float" office:value="-6057">
            <text:p>-6057</text:p>
          </table:table-cell>
          <table:table-cell office:value-type="float" office:value="-4842">
            <text:p>-4842</text:p>
          </table:table-cell>
          <table:table-cell office:value-type="float" office:value="-5420">
            <text:p>-5420</text:p>
          </table:table-cell>
          <table:table-cell office:value-type="float" office:value="-5207">
            <text:p>-5207</text:p>
          </table:table-cell>
          <table:table-cell office:value-type="float" office:value="-4205">
            <text:p>-42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/10/2013</text:date>, <text:time>18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31T18:03:18.52</dc:date>
    <meta:document-statistic meta:table-count="1" meta:cell-count="70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98cm" svg:height="10.076cm" xlink:href=".." xlink:type="simple" chart:class="chart:line" chart:style-name="ch1">
        <chart:legend chart:legend-position="end" svg:x="19.09cm" svg:y="3.54cm" chart:style-name="ch2"/>
        <chart:plot-area chart:style-name="ch3" table:cell-range-address="Feuille1.A1:Feuille1.G10" chart:data-source-has-labels="both" svg:x="0.901cm" svg:y="0.939cm" svg:width="17.287cm" svg:height="8.516cm">
          <chartooo:coordinate-region svg:x="1.999cm" svg:y="1.151cm" svg:width="15.341cm" svg:height="8.092cm"/>
          <chart:axis chart:dimension="x" chart:name="primary-x" chart:style-name="ch4">
            <chart:categories table:cell-range-address="Feuille1.A2:Feuille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" chart:label-cell-address="Feuille1.B1:Feuille1.B1" chart:class="chart:line">
            <chart:data-point chart:repeated="9"/>
          </chart:series>
          <chart:series chart:style-name="ch7" chart:values-cell-range-address="Feuille1.C2:Feuille1.C10" chart:label-cell-address="Feuille1.C1:Feuille1.C1" chart:class="chart:line">
            <chart:data-point chart:repeated="9"/>
          </chart:series>
          <chart:series chart:style-name="ch8" chart:values-cell-range-address="Feuille1.D2:Feuille1.D10" chart:label-cell-address="Feuille1.D1:Feuille1.D1" chart:class="chart:line">
            <chart:data-point chart:repeated="9"/>
          </chart:series>
          <chart:series chart:style-name="ch9" chart:values-cell-range-address="Feuille1.E2:Feuille1.E10" chart:label-cell-address="Feuille1.E1:Feuille1.E1" chart:class="chart:line">
            <chart:data-point chart:repeated="9"/>
          </chart:series>
          <chart:series chart:style-name="ch10" chart:values-cell-range-address="Feuille1.F2:Feuille1.F10" chart:label-cell-address="Feuille1.F1:Feuille1.F1" chart:class="chart:line">
            <chart:data-point chart:repeated="9"/>
          </chart:series>
          <chart:series chart:style-name="ch11" chart:values-cell-range-address="Feuille1.G2:Feuille1.G10" chart:label-cell-address="Feuille1.G1:Feuille1.G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rift</text:p>
                <draw:g>
                  <svg:desc>Feuille1.B1:Feuille1.B1</svg:desc>
                </draw:g>
              </table:table-cell>
              <table:table-cell office:value-type="string">
                <text:p> CumPnL</text:p>
                <draw:g>
                  <svg:desc>Feuille1.C1:Feuille1.C1</svg:desc>
                </draw:g>
              </table:table-cell>
              <table:table-cell office:value-type="string">
                <text:p> CumPnLTox</text:p>
                <draw:g>
                  <svg:desc>Feuille1.D1:Feuille1.D1</svg:desc>
                </draw:g>
              </table:table-cell>
              <table:table-cell office:value-type="string">
                <text:p> CumPnLDebt</text:p>
                <draw:g>
                  <svg:desc>Feuille1.E1:Feuille1.E1</svg:desc>
                </draw:g>
              </table:table-cell>
              <table:table-cell office:value-type="string">
                <text:p> CumPnLCash</text:p>
                <draw:g>
                  <svg:desc>Feuille1.F1:Feuille1.F1</svg:desc>
                </draw:g>
              </table:table-cell>
              <table:table-cell office:value-type="string">
                <text:p> CumPnLToxDebt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2-01</text:p>
                <draw:g>
                  <svg:desc>Feuille1.A2:Feuille1.A10</svg:desc>
                </draw:g>
              </table:table-cell>
              <table:table-cell office:value-type="float" office:value="-1338">
                <text:p>-1338</text:p>
                <draw:g>
                  <svg:desc>Feuille1.B2:Feuille1.B10</svg:desc>
                </draw:g>
              </table:table-cell>
              <table:table-cell office:value-type="float" office:value="-1338">
                <text:p>-1338</text:p>
                <draw:g>
                  <svg:desc>Feuille1.C2:Feuille1.C10</svg:desc>
                </draw:g>
              </table:table-cell>
              <table:table-cell office:value-type="float" office:value="-1203">
                <text:p>-1203</text:p>
                <draw:g>
                  <svg:desc>Feuille1.D2:Feuille1.D10</svg:desc>
                </draw:g>
              </table:table-cell>
              <table:table-cell office:value-type="float" office:value="-1268">
                <text:p>-1268</text:p>
                <draw:g>
                  <svg:desc>Feuille1.E2:Feuille1.E10</svg:desc>
                </draw:g>
              </table:table-cell>
              <table:table-cell office:value-type="float" office:value="-1244">
                <text:p>-1244</text:p>
                <draw:g>
                  <svg:desc>Feuille1.F2:Feuille1.F10</svg:desc>
                </draw:g>
              </table:table-cell>
              <table:table-cell office:value-type="float" office:value="-1133">
                <text:p>-1133</text:p>
                <draw:g>
                  <svg:desc>Feuille1.G2:Feuille1.G10</svg:desc>
                </draw:g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712">
                <text:p>1712</text:p>
              </table:table-cell>
              <table:table-cell office:value-type="float" office:value="1583">
                <text:p>1583</text:p>
              </table:table-cell>
              <table:table-cell office:value-type="float" office:value="1631">
                <text:p>1631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49">
                <text:p>749</text:p>
              </table:table-cell>
              <table:table-cell office:value-type="float" office:value="556">
                <text:p>556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-683">
                <text:p>-683</text:p>
              </table:table-cell>
              <table:table-cell office:value-type="float" office:value="-683">
                <text:p>-683</text:p>
              </table:table-cell>
              <table:table-cell office:value-type="float" office:value="-143">
                <text:p>-143</text:p>
              </table:table-cell>
              <table:table-cell office:value-type="float" office:value="-400">
                <text:p>-400</text:p>
              </table:table-cell>
              <table:table-cell office:value-type="float" office:value="-305">
                <text:p>-3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-4111">
                <text:p>-4111</text:p>
              </table:table-cell>
              <table:table-cell office:value-type="float" office:value="-4111">
                <text:p>-4111</text:p>
              </table:table-cell>
              <table:table-cell office:value-type="float" office:value="-3436">
                <text:p>-3436</text:p>
              </table:table-cell>
              <table:table-cell office:value-type="float" office:value="-3757">
                <text:p>-3757</text:p>
              </table:table-cell>
              <table:table-cell office:value-type="float" office:value="-3639">
                <text:p>-3639</text:p>
              </table:table-cell>
              <table:table-cell office:value-type="float" office:value="-3082">
                <text:p>-3082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-6840">
                <text:p>-6840</text:p>
              </table:table-cell>
              <table:table-cell office:value-type="float" office:value="-6840">
                <text:p>-6840</text:p>
              </table:table-cell>
              <table:table-cell office:value-type="float" office:value="-6030">
                <text:p>-6030</text:p>
              </table:table-cell>
              <table:table-cell office:value-type="float" office:value="-6416">
                <text:p>-6416</text:p>
              </table:table-cell>
              <table:table-cell office:value-type="float" office:value="-6273">
                <text:p>-6273</text:p>
              </table:table-cell>
              <table:table-cell office:value-type="float" office:value="-5606">
                <text:p>-5606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-6516">
                <text:p>-6516</text:p>
              </table:table-cell>
              <table:table-cell office:value-type="float" office:value="-6516">
                <text:p>-6516</text:p>
              </table:table-cell>
              <table:table-cell office:value-type="float" office:value="-5571">
                <text:p>-5571</text:p>
              </table:table-cell>
              <table:table-cell office:value-type="float" office:value="-6021">
                <text:p>-6021</text:p>
              </table:table-cell>
              <table:table-cell office:value-type="float" office:value="-5855">
                <text:p>-5855</text:p>
              </table:table-cell>
              <table:table-cell office:value-type="float" office:value="-5076">
                <text:p>-5076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-6616">
                <text:p>-6616</text:p>
              </table:table-cell>
              <table:table-cell office:value-type="float" office:value="-6616">
                <text:p>-6616</text:p>
              </table:table-cell>
              <table:table-cell office:value-type="float" office:value="-5536">
                <text:p>-5536</text:p>
              </table:table-cell>
              <table:table-cell office:value-type="float" office:value="-6050">
                <text:p>-6050</text:p>
              </table:table-cell>
              <table:table-cell office:value-type="float" office:value="-5860">
                <text:p>-5860</text:p>
              </table:table-cell>
              <table:table-cell office:value-type="float" office:value="-4970">
                <text:p>-4970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-6057">
                <text:p>-6057</text:p>
              </table:table-cell>
              <table:table-cell office:value-type="float" office:value="-6057">
                <text:p>-6057</text:p>
              </table:table-cell>
              <table:table-cell office:value-type="float" office:value="-4842">
                <text:p>-4842</text:p>
              </table:table-cell>
              <table:table-cell office:value-type="float" office:value="-5420">
                <text:p>-5420</text:p>
              </table:table-cell>
              <table:table-cell office:value-type="float" office:value="-5207">
                <text:p>-5207</text:p>
              </table:table-cell>
              <table:table-cell office:value-type="float" office:value="-4205">
                <text:p>-4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